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2" style:family="table">
      <style:table-properties style:width="16.002cm" fo:margin-left="0.441cm" table:align="left"/>
    </style:style>
    <style:style style:name="Tabel12.A" style:family="table-column">
      <style:table-column-properties style:column-width="5.066cm"/>
    </style:style>
    <style:style style:name="Tabel12.B" style:family="table-column">
      <style:table-column-properties style:column-width="10.936cm"/>
    </style:style>
    <style:style style:name="Tabel12.A1" style:family="table-cell">
      <style:table-cell-properties fo:padding-left="0.191cm" fo:padding-right="0.191cm" fo:padding-top="0cm" fo:padding-bottom="0cm" fo:border="none"/>
    </style:style>
    <style:style style:name="Tabel13" style:family="table">
      <style:table-properties style:width="16.238cm" fo:margin-left="0.212cm" table:align="left"/>
    </style:style>
    <style:style style:name="Tabel13.A" style:family="table-column">
      <style:table-column-properties style:column-width="1.455cm"/>
    </style:style>
    <style:style style:name="Tabel13.B" style:family="table-column">
      <style:table-column-properties style:column-width="3.043cm"/>
    </style:style>
    <style:style style:name="Tabel13.C" style:family="table-column">
      <style:table-column-properties style:column-width="7.011cm"/>
    </style:style>
    <style:style style:name="Tabel13.E" style:family="table-column">
      <style:table-column-properties style:column-width="3.274cm"/>
    </style:style>
    <style:style style:name="Tabel13.1" style:family="table-row">
      <style:table-row-properties fo:keep-together="always" style:use-optimal-row-height="false"/>
    </style:style>
    <style:style style:name="Tabel13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3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3.C1" style:family="table-cell">
      <style:table-cell-properties fo:padding-left="0.212cm" fo:padding-right="0.212cm" fo:padding-top="0cm" fo:padding-bottom="0cm" fo:border="0.05pt solid #000000"/>
    </style:style>
    <style:style style:name="Tabel13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3.E1" style:family="table-cell">
      <style:table-cell-properties fo:padding="0.212cm" fo:border="0.05pt solid #000000"/>
    </style:style>
    <style:style style:name="Tabel13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13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el1" style:family="table">
      <style:table-properties style:width="16.002cm" fo:margin-left="0.441cm" table:align="left"/>
    </style:style>
    <style:style style:name="Tabel1.A" style:family="table-column">
      <style:table-column-properties style:column-width="5.066cm"/>
    </style:style>
    <style:style style:name="Tabel1.B" style:family="table-column">
      <style:table-column-properties style:column-width="10.936cm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2" style:family="table">
      <style:table-properties style:width="16.238cm" fo:margin-left="0.212cm" table:align="left"/>
    </style:style>
    <style:style style:name="Tabel2.A" style:family="table-column">
      <style:table-column-properties style:column-width="1.455cm"/>
    </style:style>
    <style:style style:name="Tabel2.B" style:family="table-column">
      <style:table-column-properties style:column-width="3.069cm"/>
    </style:style>
    <style:style style:name="Tabel2.C" style:family="table-column">
      <style:table-column-properties style:column-width="6.985cm"/>
    </style:style>
    <style:style style:name="Tabel2.E" style:family="table-column">
      <style:table-column-properties style:column-width="3.274cm"/>
    </style:style>
    <style:style style:name="Tabel2.1" style:family="table-row">
      <style:table-row-properties fo:keep-together="always" style:use-optimal-row-height="false"/>
    </style:style>
    <style:style style:name="Tabel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2.C1" style:family="table-cell">
      <style:table-cell-properties fo:padding-left="0.212cm" fo:padding-right="0.212cm" fo:padding-top="0cm" fo:padding-bottom="0cm" fo:border="0.05pt solid #000000"/>
    </style:style>
    <style:style style:name="Tabel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2.E1" style:family="table-cell">
      <style:table-cell-properties fo:padding="0.212cm" fo:border="0.05pt solid #000000"/>
    </style:style>
    <style:style style:name="Tabel2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2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le1" style:family="table">
      <style:table-properties style:width="16.002cm" fo:margin-left="0.441cm" table:align="left"/>
    </style:style>
    <style:style style:name="Table1.A" style:family="table-column">
      <style:table-column-properties style:column-width="5.066cm"/>
    </style:style>
    <style:style style:name="Table1.B" style:family="table-column">
      <style:table-column-properties style:column-width="10.93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238cm" fo:margin-left="0.212cm" table:align="left"/>
    </style:style>
    <style:style style:name="Table2.A" style:family="table-column">
      <style:table-column-properties style:column-width="1.455cm"/>
    </style:style>
    <style:style style:name="Table2.B" style:family="table-column">
      <style:table-column-properties style:column-width="3.069cm"/>
    </style:style>
    <style:style style:name="Table2.C" style:family="table-column">
      <style:table-column-properties style:column-width="6.985cm"/>
    </style:style>
    <style:style style:name="Table2.E" style:family="table-column">
      <style:table-column-properties style:column-width="3.274cm"/>
    </style:style>
    <style:style style:name="Table2.1" style:family="table-row">
      <style:table-row-properties fo:keep-together="always" style:use-optimal-row-height="false"/>
    </style:style>
    <style:style style:name="Table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le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le2.C1" style:family="table-cell">
      <style:table-cell-properties fo:padding-left="0.212cm" fo:padding-right="0.212cm" fo:padding-top="0cm" fo:padding-bottom="0cm" fo:border="0.05pt solid #000000"/>
    </style:style>
    <style:style style:name="Table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le2.E1" style:family="table-cell">
      <style:table-cell-properties fo:padding="0.212cm" fo:border="0.05pt solid #000000"/>
    </style:style>
    <style:style style:name="Tabel3" style:family="table">
      <style:table-properties style:width="16.002cm" fo:margin-left="0.441cm" table:align="left"/>
    </style:style>
    <style:style style:name="Tabel3.A" style:family="table-column">
      <style:table-column-properties style:column-width="5.066cm"/>
    </style:style>
    <style:style style:name="Tabel3.B" style:family="table-column">
      <style:table-column-properties style:column-width="10.936cm"/>
    </style:style>
    <style:style style:name="Tabel3.A1" style:family="table-cell">
      <style:table-cell-properties fo:padding-left="0.191cm" fo:padding-right="0.191cm" fo:padding-top="0cm" fo:padding-bottom="0cm" fo:border="none"/>
    </style:style>
    <style:style style:name="Tabel4" style:family="table">
      <style:table-properties style:width="16.238cm" fo:margin-left="0.212cm" table:align="left"/>
    </style:style>
    <style:style style:name="Tabel4.A" style:family="table-column">
      <style:table-column-properties style:column-width="1.455cm"/>
    </style:style>
    <style:style style:name="Tabel4.B" style:family="table-column">
      <style:table-column-properties style:column-width="3.069cm"/>
    </style:style>
    <style:style style:name="Tabel4.C" style:family="table-column">
      <style:table-column-properties style:column-width="6.985cm"/>
    </style:style>
    <style:style style:name="Tabel4.E" style:family="table-column">
      <style:table-column-properties style:column-width="3.274cm"/>
    </style:style>
    <style:style style:name="Tabel4.1" style:family="table-row">
      <style:table-row-properties fo:keep-together="always" style:use-optimal-row-height="false"/>
    </style:style>
    <style:style style:name="Tabel4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4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4.C1" style:family="table-cell">
      <style:table-cell-properties fo:padding-left="0.212cm" fo:padding-right="0.212cm" fo:padding-top="0cm" fo:padding-bottom="0cm" fo:border="0.05pt solid #000000"/>
    </style:style>
    <style:style style:name="Tabel4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4.E1" style:family="table-cell">
      <style:table-cell-properties fo:padding="0.212cm" fo:border="0.05pt solid #000000"/>
    </style:style>
    <style:style style:name="Tabel5" style:family="table">
      <style:table-properties style:width="16.002cm" fo:margin-left="0.441cm" table:align="left"/>
    </style:style>
    <style:style style:name="Tabel5.A" style:family="table-column">
      <style:table-column-properties style:column-width="5.066cm"/>
    </style:style>
    <style:style style:name="Tabel5.B" style:family="table-column">
      <style:table-column-properties style:column-width="10.936cm"/>
    </style:style>
    <style:style style:name="Tabel5.A1" style:family="table-cell">
      <style:table-cell-properties fo:padding-left="0.191cm" fo:padding-right="0.191cm" fo:padding-top="0cm" fo:padding-bottom="0cm" fo:border="none"/>
    </style:style>
    <style:style style:name="Tabel6" style:family="table">
      <style:table-properties style:width="16.238cm" fo:margin-left="0.212cm" table:align="left"/>
    </style:style>
    <style:style style:name="Tabel6.A" style:family="table-column">
      <style:table-column-properties style:column-width="1.455cm"/>
    </style:style>
    <style:style style:name="Tabel6.B" style:family="table-column">
      <style:table-column-properties style:column-width="3.069cm"/>
    </style:style>
    <style:style style:name="Tabel6.C" style:family="table-column">
      <style:table-column-properties style:column-width="6.985cm"/>
    </style:style>
    <style:style style:name="Tabel6.E" style:family="table-column">
      <style:table-column-properties style:column-width="3.274cm"/>
    </style:style>
    <style:style style:name="Tabel6.1" style:family="table-row">
      <style:table-row-properties fo:keep-together="always" style:use-optimal-row-height="false"/>
    </style:style>
    <style:style style:name="Tabel6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6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6.C1" style:family="table-cell">
      <style:table-cell-properties fo:padding-left="0.212cm" fo:padding-right="0.212cm" fo:padding-top="0cm" fo:padding-bottom="0cm" fo:border="0.05pt solid #000000"/>
    </style:style>
    <style:style style:name="Tabel6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6.E1" style:family="table-cell">
      <style:table-cell-properties fo:padding="0.212cm" fo:border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use-window-font-color="true"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break-before="page"/>
      <style:text-properties style:use-window-font-color="true" style:font-name="Arial1" fo:font-size="12pt" style:font-size-asian="12pt" style:font-size-complex="12pt"/>
    </style:style>
    <style:style style:name="P4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5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 style:font-style-complex="normal"/>
    </style:style>
    <style:style style:name="P6" style:family="paragraph" style:parent-style-name="doc_5f_comment">
      <style:paragraph-properties fo:line-height="150%"/>
    </style:style>
    <style:style style:name="P7" style:family="paragraph" style:parent-style-name="doc_5f_comment">
      <style:paragraph-properties fo:line-height="150%"/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P8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9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10" style:family="paragraph" style:parent-style-name="Normal">
      <style:paragraph-properties fo:line-height="150%"/>
      <style:text-properties style:use-window-font-color="true" style:font-name="Arial1" fo:font-size="12pt" fo:language="en" fo:country="GB" fo:font-weight="bold" style:font-size-asian="12pt" style:font-weight-asian="bold" style:font-name-complex="Arial1" style:font-size-complex="12pt"/>
    </style:style>
    <style:style style:name="P11" style:family="paragraph" style:parent-style-name="Normal">
      <style:paragraph-properties fo:line-height="150%"/>
      <style:text-properties style:use-window-font-color="true" style:font-name="Arial1" fo:font-size="12pt" fo:language="da" fo:country="DK" fo:font-weight="bold" style:font-size-asian="12pt" style:language-asian="en" style:country-asian="US" style:font-weight-asian="bold" style:font-name-complex="Arial1" style:font-size-complex="12pt"/>
    </style:style>
    <style:style style:name="P12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 style:font-style-complex="normal"/>
    </style:style>
    <style:style style:name="P13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14" style:family="paragraph" style:parent-style-name="doc_5f_comment">
      <style:paragraph-properties fo:line-height="150%"/>
      <style:text-properties style:use-window-font-color="true" style:font-name="Arial1" fo:font-size="12pt" fo:font-style="normal" style:text-underline-style="none" style:font-size-asian="10.5pt" style:font-style-asian="normal" style:font-name-complex="Arial1" style:font-size-complex="12pt" style:font-style-complex="normal"/>
    </style:style>
    <style:style style:name="P15" style:family="paragraph" style:parent-style-name="doc_5f_comment">
      <style:paragraph-properties fo:line-height="150%"/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P16" style:family="paragraph" style:parent-style-name="doc_5f_comment">
      <style:paragraph-properties fo:line-height="150%"/>
      <style:text-properties fo:color="#000000" fo:font-size="12pt" fo:font-style="normal" style:text-underline-style="none" style:font-size-asian="10.5pt" style:font-style-asian="normal" style:font-size-complex="12pt" style:font-style-complex="normal"/>
    </style:style>
    <style:style style:name="P17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fo:language="en" fo:country="GB" style:font-size-asian="12pt" style:font-name-complex="Arial1" style:font-size-complex="12pt"/>
    </style:style>
    <style:style style:name="P18" style:family="paragraph" style:parent-style-name="Normal">
      <style:paragraph-properties fo:line-height="150%"/>
      <style:text-properties style:use-window-font-color="true" style:font-name="Arial1" fo:font-size="12pt" fo:language="en" fo:country="GB" fo:font-weight="bold" style:font-size-asian="12pt" style:font-weight-asian="bold" style:font-name-complex="Arial1" style:font-size-complex="12pt"/>
    </style:style>
    <style:style style:name="P19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20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21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22" style:family="paragraph" style:parent-style-name="Normal">
      <style:paragraph-properties fo:line-height="150%"/>
      <style:text-properties style:use-window-font-color="true" style:font-name="Arial1" fo:font-size="12pt" fo:language="da" fo:country="DK" fo:font-weight="bold" style:font-size-asian="12pt" style:language-asian="en" style:country-asian="US" style:font-weight-asian="bold" style:font-name-complex="Arial1" style:font-size-complex="12pt"/>
    </style:style>
    <style:style style:name="P23" style:family="paragraph" style:parent-style-name="Normal" style:list-style-name="L2">
      <style:paragraph-properties fo:line-height="150%" fo:text-align="start" style:justify-single-word="false"/>
    </style:style>
    <style:style style:name="P24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T1" style:family="text">
      <style:text-properties style:use-window-font-color="true" style:font-name="Arial1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T3" style:family="text">
      <style:text-properties style:use-window-font-color="true" style:font-name="Arial1" fo:font-size="12pt" style:font-size-asian="12pt" style:font-size-complex="12pt"/>
    </style:style>
    <style:style style:name="T4" style:family="text">
      <style:text-properties style:use-window-font-color="true" style:font-name="Arial1" style:font-size-asian="12pt" style:font-name-complex="Arial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language="da" fo:country="DK" fo:background-color="transparent"/>
    </style:style>
    <style:style style:name="T7" style:family="text">
      <style:text-properties style:font-size-asian="12pt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3">3.3.1 </text:span><text:bookmark-start text:name="_Toc253128840"/><text:bookmark-start text:name="_Toc253130836"/><text:bookmark-start text:name="_Toc253130914"/><text:span text:style-name="T3">Use Case </text:span><text:bookmark-end text:name="_Toc253128840"/><text:bookmark-end text:name="_Toc253130836"/><text:bookmark-end text:name="_Toc253130914"/><text:span text:style-name="T3">17: Eksekvere og debugge DSL kode. </text:span></text:h>
      <text:p text:style-name="P1"><text:bookmark-start text:name="_Toc253128841"/><text:span text:style-name="T5">Test case: </text:span><text:bookmark-end text:name="_Toc253128841"/><text:span text:style-name="T5">normalforløb</text:span></text:p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1">Forberedelse:</text:p>
          </table:table-cell>
          <table:table-cell table:style-name="Tabel12.A1" office:value-type="string">
            <text:p text:style-name="P1"><text:span text:style-name="Standardskrifttype_20_i_20_afsnit"><text:span text:style-name="T6">Styresystemet er oppe og køre, og brugeren befinder sig i IDE-fanen. </text:span></text:span></text:p>
          </table:table-cell>
        </table:table-row>
        <table:table-row>
          <table:table-cell table:style-name="Tabel12.A1" office:value-type="string">
            <text:p text:style-name="P1">Beskrivelse:</text:p>
          </table:table-cell>
          <table:table-cell table:style-name="Tabel12.A1" office:value-type="string">
            <text:p text:style-name="P1"><text:span text:style-name="Standardskrifttype_20_i_20_afsnit"><text:span text:style-name="T6">Brugeren vil kunne eksekvere kode, og hvis der meldes fejl, vil brugeren kunne debugge koden. </text:span></text:span></text:p>
          </table:table-cell>
        </table:table-row>
      </table:table>
      <text:p text:style-name="P8"/>
      <table:table table:name="Tabel13" table:style-name="Tabel13">
        <table:table-column table:style-name="Tabel13.A"/>
        <table:table-column table:style-name="Tabel13.B"/>
        <table:table-column table:style-name="Tabel13.C"/>
        <table:table-column table:style-name="Tabel13.A"/>
        <table:table-column table:style-name="Tabel13.E"/>
        <table:table-header-rows>
          <table:table-row table:style-name="Tabel13.1">
            <table:table-cell table:style-name="Tabel13.A1" office:value-type="string">
              <text:p text:style-name="P9">TRIN</text:p>
            </table:table-cell>
            <table:table-cell table:style-name="Tabel13.B1" office:value-type="string">
              <text:p text:style-name="P9">Aktion/Input </text:p>
            </table:table-cell>
            <table:table-cell table:style-name="Tabel13.C1" office:value-type="string">
              <text:p text:style-name="P9">Forventet resultat</text:p>
            </table:table-cell>
            <table:table-cell table:style-name="Tabel13.D1" office:value-type="string">
              <text:p text:style-name="P10">CHK</text:p>
            </table:table-cell>
            <table:table-cell table:style-name="Tabel13.E1" office:value-type="string">
              <text:p text:style-name="P11">Kommentarer</text:p>
            </table:table-cell>
          </table:table-row>
        </table:table-header-rows>
        <table:table-row table:style-name="Tabel13.1">
          <table:table-cell table:style-name="Tabel13.A1" office:value-type="string">
            <text:list xml:id="list30484761" text:style-name="L1">
              <text:list-item>
                <text:p text:style-name="P17"/>
              </text:list-item>
            </text:list>
          </table:table-cell>
          <table:table-cell table:style-name="Tabel13.A1" office:value-type="string">
            <text:p text:style-name="P4">Brugeren skriver kode i editoren.</text:p>
          </table:table-cell>
          <table:table-cell table:style-name="Tabel13.A1" office:value-type="string">
            <text:p text:style-name="P4">Der fremkommer kode i editoren. </text:p>
          </table:table-cell>
          <table:table-cell table:style-name="Tabel13.A1" office:value-type="string">
            <text:p text:style-name="P4"/>
          </table:table-cell>
          <table:table-cell table:style-name="Tabel13.C1" office:value-type="string">
            <text:p text:style-name="P4"/>
          </table:table-cell>
        </table:table-row>
        <table:table-row table:style-name="Tabel13.1">
          <table:table-cell table:style-name="Tabel13.A3" office:value-type="string">
            <text:list xml:id="list31157368" text:continue-numbering="true" text:style-name="L1">
              <text:list-item>
                <text:p text:style-name="P20"/>
              </text:list-item>
            </text:list>
          </table:table-cell>
          <table:table-cell table:style-name="Tabel13.A3" office:value-type="string">
            <text:p text:style-name="P5">Brugeren sætter en eller flere breakpoints.</text:p>
          </table:table-cell>
          <table:table-cell table:style-name="Tabel13.A3" office:value-type="string">
            <text:p text:style-name="P6"><text:span text:style-name="Standardskrifttype_20_i_20_afsnit"><text:span text:style-name="T2">Der vil være tydeligt markeret breakpoints i IDE'en.</text:span></text:span></text:p>
          </table:table-cell>
          <table:table-cell table:style-name="Tabel13.A3" office:value-type="string">
            <text:p text:style-name="P4"/>
          </table:table-cell>
          <table:table-cell table:style-name="Tabel13.E3" office:value-type="string">
            <text:p text:style-name="P4"/>
          </table:table-cell>
        </table:table-row>
        <table:table-row table:style-name="Tabel13.1">
          <table:table-cell table:style-name="Tabel13.A3" office:value-type="string">
            <text:list xml:id="list31144334" text:continue-numbering="true" text:style-name="L1">
              <text:list-item>
                <text:p text:style-name="P20"/>
              </text:list-item>
            </text:list>
          </table:table-cell>
          <table:table-cell table:style-name="Tabel13.A3" office:value-type="string">
            <text:p text:style-name="P5">Brugeren starter koden manuelt i debug-mode.</text:p>
          </table:table-cell>
          <table:table-cell table:style-name="Tabel13.A3" office:value-type="string">
            <text:p text:style-name="P7"><text:span text:style-name="Standardskrifttype_20_i_20_afsnit"><text:span text:style-name="T4">Der bliver indikeret i GUI'en, at den kører i debug-mode.</text:span></text:span></text:p>
          </table:table-cell>
          <table:table-cell table:style-name="Tabel13.A3" office:value-type="string">
            <text:p text:style-name="P4"/>
          </table:table-cell>
          <table:table-cell table:style-name="Tabel13.E3" office:value-type="string">
            <text:p text:style-name="P4"/>
          </table:table-cell>
        </table:table-row>
        <table:table-row table:style-name="Tabel13.1">
          <table:table-cell table:style-name="Tabel13.A3" office:value-type="string">
            <text:list xml:id="list31154117" text:continue-numbering="true" text:style-name="L1">
              <text:list-item>
                <text:p text:style-name="P20"/>
              </text:list-item>
            </text:list>
          </table:table-cell>
          <table:table-cell table:style-name="Tabel13.A3" office:value-type="string">
            <text:p text:style-name="P5">Koden eksekveres til første breakpoint. </text:p>
          </table:table-cell>
          <table:table-cell table:style-name="Tabel13.A3" office:value-type="string">
            <text:p text:style-name="P7"><text:span text:style-name="Standardskrifttype_20_i_20_afsnit"><text:span text:style-name="T4">Linjen bliver markeret.</text:span></text:span></text:p>
          </table:table-cell>
          <table:table-cell table:style-name="Tabel13.A3" office:value-type="string">
            <text:p text:style-name="P4"/>
          </table:table-cell>
          <table:table-cell table:style-name="Tabel13.E3" office:value-type="string">
            <text:p text:style-name="P4"/>
          </table:table-cell>
        </table:table-row>
        <table:table-row table:style-name="Tabel13.1">
          <table:table-cell table:style-name="Tabel13.A3" office:value-type="string">
            <text:list xml:id="list31161013" text:continue-numbering="true" text:style-name="L1">
              <text:list-item>
                <text:p text:style-name="P20"/>
              </text:list-item>
            </text:list>
          </table:table-cell>
          <table:table-cell table:style-name="Tabel13.A3" office:value-type="string">
            <text:p text:style-name="P5">Brugeren stepper derfra igennem koden.</text:p>
          </table:table-cell>
          <table:table-cell table:style-name="Tabel13.A3" office:value-type="string">
            <text:p text:style-name="P16">Linjerne bliver én efter én markeret. </text:p>
          </table:table-cell>
          <table:table-cell table:style-name="Tabel13.A3" office:value-type="string">
            <text:p text:style-name="P4"/>
          </table:table-cell>
          <table:table-cell table:style-name="Tabel13.E3" office:value-type="string">
            <text:p text:style-name="P4"/>
          </table:table-cell>
        </table:table-row>
      </table:table>
      <text:p text:style-name="P8"><text:span text:style-name="Standardskrifttype_20_i_20_afsnit"><text:span text:style-name="T1"/></text:span></text:p>
      <text:p text:style-name="P2"/>
      <text:p text:style-name="P3"><text:bookmark-start text:name="_Toc2531288411"/><text:span text:style-name="T5">Test case: </text:span><text:bookmark-end text:name="_Toc2531288411"/><text:span text:style-name="T5">Afvigelses forløb *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">Forberedelse:</text:p>
          </table:table-cell>
          <table:table-cell table:style-name="Tabel1.A1" office:value-type="string">
            <text:p text:style-name="P1"><text:span text:style-name="Standardskrifttype_20_i_20_afsnit"><text:span text:style-name="T6">Styresystemet er oppe og køre, og brugeren befinder sig i IDE-fanen. </text:span></text:span></text:p>
          </table:table-cell>
        </table:table-row>
        <table:table-row>
          <table:table-cell table:style-name="Tabel1.A1" office:value-type="string">
            <text:p text:style-name="P1">Beskrivelse:</text:p>
          </table:table-cell>
          <table:table-cell table:style-name="Tabel1.A1" office:value-type="string">
            <text:p text:style-name="P1">Kode eksekveres ikke, hvorved GUI'en melder fejl. </text:p>
          </table:table-cell>
        </table:table-row>
      </table:table>
      <text:p text:style-name="P8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A"/>
        <table:table-column table:style-name="Tabel2.E"/>
        <table:table-header-rows>
          <table:table-row table:style-name="Tabel2.1">
            <table:table-cell table:style-name="Tabel2.A1" office:value-type="string">
              <text:p text:style-name="P9">TRIN</text:p>
            </table:table-cell>
            <table:table-cell table:style-name="Tabel2.B1" office:value-type="string">
              <text:p text:style-name="P9">Aktion/Input </text:p>
            </table:table-cell>
            <table:table-cell table:style-name="Tabel2.C1" office:value-type="string">
              <text:p text:style-name="P9">Forventet resultat</text:p>
            </table:table-cell>
            <table:table-cell table:style-name="Tabel2.D1" office:value-type="string">
              <text:p text:style-name="P10">CHK</text:p>
            </table:table-cell>
            <table:table-cell table:style-name="Tabel2.E1" office:value-type="string">
              <text:p text:style-name="P11">Kommentarer</text:p>
            </table:table-cell>
          </table:table-row>
        </table:table-header-rows>
        <table:table-row table:style-name="Tabel2.1">
          <table:table-cell table:style-name="Tabel2.A1" office:value-type="string">
            <text:list xml:id="list30471078" text:style-name="L2">
              <text:list-item>
                <text:p text:style-name="P23"/>
              </text:list-item>
            </text:list>
          </table:table-cell>
          <table:table-cell table:style-name="Tabel2.A1" office:value-type="string">
            <text:p text:style-name="P4">GUI'en informerer om fejl.</text:p>
          </table:table-cell>
          <table:table-cell table:style-name="Tabel2.A1" office:value-type="string">
            <text:p text:style-name="P4">Fejlen vil blive fremvist.</text:p>
          </table:table-cell>
          <table:table-cell table:style-name="Tabel2.A1" office:value-type="string">
            <text:p text:style-name="P4"/>
          </table:table-cell>
          <table:table-cell table:style-name="Tabel2.C1" office:value-type="string">
            <text:p text:style-name="P4"/>
          </table:table-cell>
        </table:table-row>
        <table:table-row table:style-name="Tabel2.1">
          <table:table-cell table:style-name="Tabel2.A3" office:value-type="string">
            <text:list xml:id="list31137632" text:continue-numbering="true" text:style-name="L2">
              <text:list-item>
                <text:p text:style-name="P23"/>
              </text:list-item>
            </text:list>
          </table:table-cell>
          <table:table-cell table:style-name="Tabel2.A3" office:value-type="string">
            <text:p text:style-name="P4">Brugeren kan tjekke kodens tilstand.</text:p>
          </table:table-cell>
          <table:table-cell table:style-name="Tabel2.A3" office:value-type="string">
            <text:p text:style-name="P4">Brugeren kan vælge forskellige variable og se deres nuværende værdi. </text:p>
          </table:table-cell>
          <table:table-cell table:style-name="Tabel2.A3" office:value-type="string">
            <text:p text:style-name="P4"/>
          </table:table-cell>
          <table:table-cell table:style-name="Tabel2.E3" office:value-type="string">
            <text:p text:style-name="P4"/>
          </table:table-cell>
        </table:table-row>
        <table:table-row table:style-name="Tabel2.1">
          <table:table-cell table:style-name="Tabel2.A3" office:value-type="string">
            <text:list xml:id="list31143525" text:continue-numbering="true" text:style-name="L2">
              <text:list-item>
                <text:p text:style-name="P23"/>
              </text:list-item>
            </text:list>
          </table:table-cell>
          <table:table-cell table:style-name="Tabel2.A3" office:value-type="string">
            <text:p text:style-name="P4">Brugeren lukker debugging.</text:p>
          </table:table-cell>
          <table:table-cell table:style-name="Tabel2.A3" office:value-type="string">
            <text:p text:style-name="P4">Debug-mode lukkes og der fortsættes fra punkt 4. i main success scenariet.</text:p>
          </table:table-cell>
          <table:table-cell table:style-name="Tabel2.A3" office:value-type="string">
            <text:p text:style-name="P4"/>
          </table:table-cell>
          <table:table-cell table:style-name="Tabel2.E3" office:value-type="string">
            <text:p text:style-name="P4"/>
          </table:table-cell>
        </table:table-row>
      </table:table>
      <text:p text:style-name="P1"><text:span text:style-name="Standardskrifttype_20_i_20_afsnit"><text:span text:style-name="T1"/></text:span></text:p>
      <text:p text:style-name="P1"><text:bookmark-start text:name="_Toc25312884111"/><text:span text:style-name="T5">Test case: </text:span><text:bookmark-end text:name="_Toc25312884111"/><text:span text:style-name="T5">Afvigelses forløb 1.1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orberedelse:</text:p>
          </table:table-cell>
          <table:table-cell table:style-name="Table1.A1" office:value-type="string">
            <text:p text:style-name="P1"><text:span text:style-name="Standardskrifttype_20_i_20_afsnit"><text:span text:style-name="T6">Styresystemet er oppe og køre, og brugeren befinder sig i IDE-fanen, samt skal der eksistere en fil med DSL kode. </text:span></text:span></text:p>
          </table:table-cell>
        </table:table-row>
        <table:table-row>
          <table:table-cell table:style-name="Table1.A1" office:value-type="string">
            <text:p text:style-name="P1">Beskrivelse:</text:p>
          </table:table-cell>
          <table:table-cell table:style-name="Table1.A1" office:value-type="string">
            <text:p text:style-name="P1">Brugeren åbner en fil med DSL kode.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header-rows>
          <table:table-row table:style-name="Table2.1">
            <table:table-cell table:style-name="Table2.A1" office:value-type="string">
              <text:p text:style-name="P9">TRIN</text:p>
            </table:table-cell>
            <table:table-cell table:style-name="Table2.B1" office:value-type="string">
              <text:p text:style-name="P9">Aktion/Input </text:p>
            </table:table-cell>
            <table:table-cell table:style-name="Table2.C1" office:value-type="string">
              <text:p text:style-name="P9">Forventet resultat</text:p>
            </table:table-cell>
            <table:table-cell table:style-name="Table2.D1" office:value-type="string">
              <text:p text:style-name="P10">CHK</text:p>
            </table:table-cell>
            <table:table-cell table:style-name="Table2.E1" office:value-type="string">
              <text:p text:style-name="P11">Kommentarer</text:p>
            </table:table-cell>
          </table:table-row>
        </table:table-header-rows>
        <table:table-row table:style-name="Table2.1">
          <table:table-cell table:style-name="Table2.A1" office:value-type="string">
            <text:list xml:id="list31158792" text:continue-list="list31143525" text:style-name="L2">
              <text:list-item text:start-value="1">
                <text:p text:style-name="P23"/>
              </text:list-item>
            </text:list>
          </table:table-cell>
          <table:table-cell table:style-name="Table2.A1" office:value-type="string">
            <text:p text:style-name="P5">Brugeren åbner en fil med DSL kode.</text:p>
          </table:table-cell>
          <table:table-cell table:style-name="Table2.A1" office:value-type="string">
            <text:p text:style-name="P4">Filen åbner med succes, og indholdet fremvises i editoren.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</table:table-row>
      </table:table>
      <text:p text:style-name="P1"><text:span text:style-name="T5"/></text:p>
      <text:p text:style-name="P1"><text:bookmark-start text:name="_Toc253128841111"/><text:span text:style-name="T5">Test case: </text:span><text:bookmark-end text:name="_Toc253128841111"/><text:span text:style-name="T5">Afvigelses forløb 2.1</text:span></text:p>
      <table:table table:name="Tabel3" table:style-name="Tabel3">
        <table:table-column table:style-name="Tabel3.A"/>
        <table:table-column table:style-name="Tabel3.B"/>
        <table:table-row>
          <table:table-cell table:style-name="Tabel3.A1" office:value-type="string">
            <text:p text:style-name="P1">Forberedelse:</text:p>
          </table:table-cell>
          <table:table-cell table:style-name="Tabel3.A1" office:value-type="string">
            <text:p text:style-name="P1"><text:span text:style-name="Standardskrifttype_20_i_20_afsnit"><text:span text:style-name="T6">Styresystemet er oppe og køre, og brugeren befinder sig i IDE-fanen, samt skal der eksistere mindst ét breakpoint.</text:span></text:span></text:p>
          </table:table-cell>
        </table:table-row>
        <table:table-row>
          <table:table-cell table:style-name="Tabel3.A1" office:value-type="string">
            <text:p text:style-name="P1">Beskrivelse:</text:p>
          </table:table-cell>
          <table:table-cell table:style-name="Tabel3.A1" office:value-type="string">
            <text:p text:style-name="P1">Brugeren vælger at køre fra en bestemt linje. </text:p>
          </table:table-cell>
        </table:table-row>
      </table:table>
      <text:p text:style-name="P8"><text:span text:style-name="Standardskrifttype_20_i_20_afsnit"><text:span text:style-name="T1"/></text:span></text:p>
      <text:p text:style-name="P8"><text:span text:style-name="Standardskrifttype_20_i_20_afsnit"><text:span text:style-name="T1"/></text:span></text:p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A"/>
        <table:table-column table:style-name="Tabel4.E"/>
        <table:table-header-rows>
          <text:soft-page-break/>
          <table:table-row table:style-name="Tabel4.1">
            <table:table-cell table:style-name="Tabel4.A1" office:value-type="string">
              <text:p text:style-name="P9">TRIN</text:p>
            </table:table-cell>
            <table:table-cell table:style-name="Tabel4.B1" office:value-type="string">
              <text:p text:style-name="P9">Aktion/Input </text:p>
            </table:table-cell>
            <table:table-cell table:style-name="Tabel4.C1" office:value-type="string">
              <text:p text:style-name="P9">Forventet resultat</text:p>
            </table:table-cell>
            <table:table-cell table:style-name="Tabel4.D1" office:value-type="string">
              <text:p text:style-name="P10">CHK</text:p>
            </table:table-cell>
            <table:table-cell table:style-name="Tabel4.E1" office:value-type="string">
              <text:p text:style-name="P11">Kommentarer</text:p>
            </table:table-cell>
          </table:table-row>
        </table:table-header-rows>
        <table:table-row table:style-name="Tabel4.1">
          <table:table-cell table:style-name="Tabel4.A1" office:value-type="string">
            <text:list xml:id="list31149578" text:continue-list="list31158792" text:style-name="L2">
              <text:list-item text:start-value="1">
                <text:p text:style-name="P23"/>
              </text:list-item>
            </text:list>
          </table:table-cell>
          <table:table-cell table:style-name="Tabel4.A1" office:value-type="string">
            <text:p text:style-name="P5">Koden bliver kørt <text:s/>automatisk debug-mode. </text:p>
          </table:table-cell>
          <table:table-cell table:style-name="Tabel4.A1" office:value-type="string">
            <text:p text:style-name="P14"><text:span text:style-name="Standardskrifttype_20_i_20_afsnit"><text:span text:style-name="T7">Der bliver indikeret i GUI'en, at den kører i debug-mode. </text:span></text:span></text:p>
          </table:table-cell>
          <table:table-cell table:style-name="Tabel4.A1" office:value-type="string">
            <text:p text:style-name="P4"/>
          </table:table-cell>
          <table:table-cell table:style-name="Tabel4.C1" office:value-type="string">
            <text:p text:style-name="P4"/>
          </table:table-cell>
        </table:table-row>
      </table:table>
      <text:p text:style-name="Standard"/>
      <text:p text:style-name="Standard"/>
      <text:p text:style-name="P1"><text:bookmark-start text:name="_Toc2531288411111"/><text:span text:style-name="T5">Test case: </text:span><text:bookmark-end text:name="_Toc2531288411111"/><text:span text:style-name="T5">Afvigelses forløb 5.1</text:span></text:p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P1">Forberedelse:</text:p>
          </table:table-cell>
          <table:table-cell table:style-name="Tabel5.A1" office:value-type="string">
            <text:p text:style-name="P1"><text:span text:style-name="Standardskrifttype_20_i_20_afsnit"><text:span text:style-name="T6">Styresystemet er oppe og køre, og brugeren befinder sig i IDE-fanen, samt skal der eksistere mindst ét breakpoint.</text:span></text:span></text:p>
          </table:table-cell>
        </table:table-row>
        <table:table-row>
          <table:table-cell table:style-name="Tabel5.A1" office:value-type="string">
            <text:p text:style-name="P1">Beskrivelse:</text:p>
          </table:table-cell>
          <table:table-cell table:style-name="Tabel5.A1" office:value-type="string">
            <text:p text:style-name="P1">Brugeren vælger at gå til næste breakpoint. </text:p>
          </table:table-cell>
        </table:table-row>
      </table:table>
      <text:p text:style-name="P8"><text:span text:style-name="Standardskrifttype_20_i_20_afsnit"><text:span text:style-name="T1"/></text:span></text:p>
      <text:p text:style-name="P8"><text:span text:style-name="Standardskrifttype_20_i_20_afsnit"><text:span text:style-name="T1"/></text:span></text:p>
      <table:table table:name="Tabel6" table:style-name="Tabel6">
        <table:table-column table:style-name="Tabel6.A"/>
        <table:table-column table:style-name="Tabel6.B"/>
        <table:table-column table:style-name="Tabel6.C"/>
        <table:table-column table:style-name="Tabel6.A"/>
        <table:table-column table:style-name="Tabel6.E"/>
        <table:table-header-rows>
          <table:table-row table:style-name="Tabel6.1">
            <table:table-cell table:style-name="Tabel6.A1" office:value-type="string">
              <text:p text:style-name="P9">TRIN</text:p>
            </table:table-cell>
            <table:table-cell table:style-name="Tabel6.B1" office:value-type="string">
              <text:p text:style-name="P9">Aktion/Input </text:p>
            </table:table-cell>
            <table:table-cell table:style-name="Tabel6.C1" office:value-type="string">
              <text:p text:style-name="P9">Forventet resultat</text:p>
            </table:table-cell>
            <table:table-cell table:style-name="Tabel6.D1" office:value-type="string">
              <text:p text:style-name="P10">CHK</text:p>
            </table:table-cell>
            <table:table-cell table:style-name="Tabel6.E1" office:value-type="string">
              <text:p text:style-name="P11">Kommentarer</text:p>
            </table:table-cell>
          </table:table-row>
        </table:table-header-rows>
        <table:table-row table:style-name="Tabel6.1">
          <table:table-cell table:style-name="Tabel6.A1" office:value-type="string">
            <text:list xml:id="list31136406" text:continue-list="list31149578" text:style-name="L2">
              <text:list-item text:start-value="1">
                <text:p text:style-name="P23"/>
              </text:list-item>
            </text:list>
          </table:table-cell>
          <table:table-cell table:style-name="Tabel6.A1" office:value-type="string">
            <text:p text:style-name="P5">Brugeren vælger at gå til næste breakpoint. </text:p>
          </table:table-cell>
          <table:table-cell table:style-name="Tabel6.A1" office:value-type="string">
            <text:p text:style-name="P14"><text:span text:style-name="Standardskrifttype_20_i_20_afsnit"><text:span text:style-name="T7">Der hoppes til den næste breakpoint, som vil være tydeligt markeret. </text:span></text:span></text:p>
          </table:table-cell>
          <table:table-cell table:style-name="Tabel6.A1" office:value-type="string">
            <text:p text:style-name="P4"/>
          </table:table-cell>
          <table:table-cell table:style-name="Tabel6.C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3:40.03</meta:creation-date>
    <dc:date>2012-04-13T11:01:45.07</dc:date>
    <meta:editing-duration>PT2H25M37S</meta:editing-duration>
    <meta:editing-cycles>24</meta:editing-cycles>
    <meta:generator>LibreOffice/3.5$Windows_x86 LibreOffice_project/dc9775d-05ecbee-0851ad3-1586698-727bf66</meta:generator>
    <meta:document-statistic meta:table-count="10" meta:image-count="0" meta:object-count="0" meta:page-count="3" meta:paragraph-count="73" meta:word-count="340" meta:character-count="2281" meta:non-whitespace-character-count="1992"/>
  </office:meta>
</office:document-meta>
</file>